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atin Modern Mono" svg:font-family="'Latin Modern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style:font-name="Abyssinica SIL" fo:font-size="13pt" officeooo:rsid="00079825" officeooo:paragraph-rsid="00079825" style:font-size-asian="13pt" style:font-size-complex="13pt"/>
    </style:style>
    <style:style style:name="P2" style:family="paragraph" style:parent-style-name="Standard">
      <style:paragraph-properties fo:line-height="115%"/>
      <style:text-properties style:font-name="Abyssinica SIL" fo:font-size="13pt" officeooo:rsid="00079825" officeooo:paragraph-rsid="00151d75" style:font-size-asian="13pt" style:font-size-complex="13pt"/>
    </style:style>
    <style:style style:name="P3" style:family="paragraph" style:parent-style-name="Standard">
      <style:paragraph-properties fo:line-height="115%"/>
      <style:text-properties style:font-name="Abyssinica SIL" fo:font-size="13pt" officeooo:rsid="00096740" officeooo:paragraph-rsid="00096740" style:font-size-asian="13pt" style:font-size-complex="13pt"/>
    </style:style>
    <style:style style:name="P4" style:family="paragraph" style:parent-style-name="Standard">
      <style:paragraph-properties fo:line-height="115%"/>
      <style:text-properties style:font-name="Abyssinica SIL" fo:font-size="13pt" officeooo:rsid="00096740" officeooo:paragraph-rsid="000a5e6e" style:font-size-asian="13pt" style:font-size-complex="13pt"/>
    </style:style>
    <style:style style:name="P5" style:family="paragraph" style:parent-style-name="Standard">
      <style:paragraph-properties fo:line-height="115%"/>
      <style:text-properties style:font-name="Abyssinica SIL" fo:font-size="13pt" officeooo:rsid="00096740" officeooo:paragraph-rsid="00136ba6" style:font-size-asian="13pt" style:font-size-complex="13pt"/>
    </style:style>
    <style:style style:name="P6" style:family="paragraph" style:parent-style-name="Standard">
      <style:paragraph-properties fo:line-height="115%" fo:text-align="center" style:justify-single-word="false"/>
      <style:text-properties style:font-name="Abyssinica SIL" fo:font-size="13pt" officeooo:rsid="00071918" officeooo:paragraph-rsid="00071918" style:font-size-asian="13pt" style:font-size-complex="13pt"/>
    </style:style>
    <style:style style:name="P7" style:family="paragraph" style:parent-style-name="Standard">
      <style:paragraph-properties fo:line-height="115%" fo:text-align="center" style:justify-single-word="false"/>
      <style:text-properties style:font-name="Abyssinica SIL" fo:font-size="13pt" officeooo:rsid="00071918" officeooo:paragraph-rsid="00151d75" style:font-size-asian="13pt" style:font-size-complex="13pt"/>
    </style:style>
    <style:style style:name="P8" style:family="paragraph" style:parent-style-name="Standard">
      <style:paragraph-properties fo:line-height="115%"/>
      <style:text-properties style:font-name="Abyssinica SIL" fo:font-size="13pt" fo:font-weight="bold" officeooo:rsid="000a5e6e" officeooo:paragraph-rsid="000a5e6e" style:font-size-asian="13pt" style:font-weight-asian="bold" style:font-size-complex="13pt" style:font-weight-complex="bold"/>
    </style:style>
    <style:style style:name="P9" style:family="paragraph" style:parent-style-name="Standard">
      <style:paragraph-properties fo:line-height="115%"/>
      <style:text-properties style:font-name="Abyssinica SIL" fo:font-size="13pt" fo:font-weight="bold" officeooo:rsid="000a5e6e" officeooo:paragraph-rsid="000c63f9" style:font-size-asian="13pt" style:font-weight-asian="bold" style:font-size-complex="13pt" style:font-weight-complex="bold"/>
    </style:style>
    <style:style style:name="P10" style:family="paragraph" style:parent-style-name="Standard">
      <style:paragraph-properties fo:line-height="115%"/>
      <style:text-properties style:font-name="Abyssinica SIL" fo:font-size="13pt" fo:font-weight="bold" officeooo:rsid="000a5e6e" officeooo:paragraph-rsid="00151d75" style:font-size-asian="13pt" style:font-weight-asian="bold" style:font-size-complex="13pt" style:font-weight-complex="bold"/>
    </style:style>
    <style:style style:name="P11" style:family="paragraph" style:parent-style-name="Standard">
      <style:paragraph-properties fo:line-height="115%" fo:text-align="center" style:justify-single-word="false"/>
      <style:text-properties style:font-name="Abyssinica SIL" fo:font-size="13pt" fo:font-weight="bold" officeooo:rsid="00071918" officeooo:paragraph-rsid="00071918" style:font-size-asian="13pt" style:font-weight-asian="bold" style:font-size-complex="13pt" style:font-weight-complex="bold"/>
    </style:style>
    <style:style style:name="P12" style:family="paragraph" style:parent-style-name="Standard">
      <style:paragraph-properties fo:line-height="115%" fo:text-align="center" style:justify-single-word="false"/>
      <style:text-properties style:font-name="Abyssinica SIL" fo:font-size="13pt" fo:font-weight="bold" officeooo:rsid="00071918" officeooo:paragraph-rsid="00151d75" style:font-size-asian="13pt" style:font-weight-asian="bold" style:font-size-complex="13pt" style:font-weight-complex="bold"/>
    </style:style>
    <style:style style:name="P13" style:family="paragraph" style:parent-style-name="Standard">
      <style:paragraph-properties fo:line-height="115%"/>
      <style:text-properties style:font-name="Abyssinica SIL" fo:font-size="13pt" fo:font-weight="bold" officeooo:rsid="0015e9a1" officeooo:paragraph-rsid="0015e9a1" style:font-size-asian="13pt" style:font-weight-asian="bold" style:font-size-complex="13pt" style:font-weight-complex="bold"/>
    </style:style>
    <style:style style:name="P14" style:family="paragraph" style:parent-style-name="Standard">
      <style:paragraph-properties fo:line-height="115%"/>
      <style:text-properties style:text-position="0% 100%" style:font-name="Abyssinica SIL" fo:font-size="13pt" officeooo:rsid="00079825" officeooo:paragraph-rsid="00151d75" style:font-size-asian="13pt" style:font-size-complex="13pt"/>
    </style:style>
    <style:style style:name="P15" style:family="paragraph" style:parent-style-name="Standard">
      <style:paragraph-properties fo:line-height="115%" fo:text-align="start" style:justify-single-word="false"/>
      <style:text-properties style:font-name="Abyssinica SIL" fo:font-size="13pt" fo:font-weight="normal" officeooo:rsid="000c63f9" officeooo:paragraph-rsid="00151d75" style:font-size-asian="13pt" style:font-weight-asian="normal" style:font-size-complex="13pt" style:font-weight-complex="normal"/>
    </style:style>
    <style:style style:name="P16" style:family="paragraph" style:parent-style-name="Standard">
      <style:paragraph-properties fo:line-height="115%" fo:text-align="start" style:justify-single-word="false"/>
      <style:text-properties style:font-name="Abyssinica SIL" fo:font-size="13pt" fo:font-weight="normal" officeooo:rsid="000c63f9" officeooo:paragraph-rsid="0015e9a1" style:font-size-asian="13pt" style:font-weight-asian="normal" style:font-size-complex="13pt" style:font-weight-complex="normal"/>
    </style:style>
    <style:style style:name="P17" style:family="paragraph" style:parent-style-name="Standard" style:list-style-name="L2">
      <style:paragraph-properties fo:line-height="115%"/>
      <style:text-properties style:font-name="Abyssinica SIL" fo:font-size="13pt" officeooo:paragraph-rsid="00096740" style:font-size-asian="13pt" style:font-size-complex="13pt"/>
    </style:style>
    <style:style style:name="P18" style:family="paragraph" style:parent-style-name="Standard" style:list-style-name="L2">
      <style:paragraph-properties fo:line-height="115%"/>
      <style:text-properties style:font-name="Abyssinica SIL" fo:font-size="13pt" officeooo:rsid="000b171d" officeooo:paragraph-rsid="000b171d" style:font-size-asian="13pt" style:font-size-complex="13pt"/>
    </style:style>
    <style:style style:name="P19" style:family="paragraph" style:parent-style-name="Standard">
      <style:paragraph-properties fo:line-height="115%"/>
      <style:text-properties style:font-name="Abyssinica SIL" fo:font-size="13pt" officeooo:rsid="00096740" officeooo:paragraph-rsid="00187d9e" style:font-size-asian="13pt" style:font-size-complex="13pt"/>
    </style:style>
    <style:style style:name="P20" style:family="paragraph" style:parent-style-name="Standard" style:list-style-name="L1">
      <style:paragraph-properties fo:line-height="115%" fo:text-align="start" style:justify-single-word="false"/>
      <style:text-properties officeooo:paragraph-rsid="0015e9a1"/>
    </style:style>
    <style:style style:name="P21" style:family="paragraph" style:parent-style-name="Standard" style:list-style-name="L1">
      <style:paragraph-properties fo:line-height="115%" fo:text-align="start" style:justify-single-word="false"/>
      <style:text-properties officeooo:paragraph-rsid="00170b1e"/>
    </style:style>
    <style:style style:name="T1" style:family="text">
      <style:text-properties style:text-position="sub 58%"/>
    </style:style>
    <style:style style:name="T2" style:family="text">
      <style:text-properties style:text-position="sub 58%" officeooo:rsid="00071918"/>
    </style:style>
    <style:style style:name="T3" style:family="text">
      <style:text-properties style:text-position="0% 100%"/>
    </style:style>
    <style:style style:name="T4" style:family="text">
      <style:text-properties style:text-position="0% 100%" officeooo:rsid="00079825"/>
    </style:style>
    <style:style style:name="T5" style:family="text">
      <style:text-properties officeooo:rsid="00079825"/>
    </style:style>
    <style:style style:name="T6" style:family="text">
      <style:text-properties officeooo:rsid="00096740"/>
    </style:style>
    <style:style style:name="T7" style:family="text">
      <style:text-properties style:font-name="Latin Modern Mono"/>
    </style:style>
    <style:style style:name="T8" style:family="text">
      <style:text-properties style:font-name="Latin Modern Mono" officeooo:rsid="00096740"/>
    </style:style>
    <style:style style:name="T9" style:family="text">
      <style:text-properties style:font-name="Latin Modern Mono" officeooo:rsid="00139c99"/>
    </style:style>
    <style:style style:name="T10" style:family="text">
      <style:text-properties style:font-name="Latin Modern Mono" fo:font-weight="normal" style:font-weight-asian="normal" style:font-weight-complex="normal"/>
    </style:style>
    <style:style style:name="T11" style:family="text">
      <style:text-properties style:font-name="Latin Modern Mono" fo:font-weight="normal" officeooo:rsid="00139c99" style:font-weight-asian="normal" style:font-weight-complex="normal"/>
    </style:style>
    <style:style style:name="T12" style:family="text">
      <style:text-properties style:font-name="Latin Modern Mono" fo:font-weight="normal" officeooo:rsid="0015e9a1" style:font-weight-asian="normal" style:font-weight-complex="normal"/>
    </style:style>
    <style:style style:name="T13" style:family="text">
      <style:text-properties style:font-name="Latin Modern Mono" fo:font-weight="normal" officeooo:rsid="00187d9e" style:font-weight-asian="normal" style:font-weight-complex="normal"/>
    </style:style>
    <style:style style:name="T14" style:family="text">
      <style:text-properties officeooo:rsid="0009dc2a"/>
    </style:style>
    <style:style style:name="T15" style:family="text">
      <style:text-properties officeooo:rsid="000a5e6e"/>
    </style:style>
    <style:style style:name="T16" style:family="text">
      <style:text-properties fo:font-weight="normal" style:font-weight-asian="normal" style:font-weight-complex="normal"/>
    </style:style>
    <style:style style:name="T17" style:family="text">
      <style:text-properties fo:font-weight="normal" officeooo:rsid="00096740" style:font-weight-asian="normal" style:font-weight-complex="normal"/>
    </style:style>
    <style:style style:name="T18" style:family="text">
      <style:text-properties fo:font-weight="normal" officeooo:rsid="0009dc2a" style:font-weight-asian="normal" style:font-weight-complex="normal"/>
    </style:style>
    <style:style style:name="T19" style:family="text">
      <style:text-properties fo:font-weight="normal" officeooo:rsid="000b171d" style:font-weight-asian="normal" style:font-weight-complex="normal"/>
    </style:style>
    <style:style style:name="T20" style:family="text">
      <style:text-properties fo:font-weight="normal" officeooo:rsid="000c63f9" style:font-weight-asian="normal" style:font-weight-complex="normal"/>
    </style:style>
    <style:style style:name="T21" style:family="text">
      <style:text-properties fo:font-weight="normal" officeooo:rsid="00136ba6" style:font-weight-asian="normal" style:font-weight-complex="normal"/>
    </style:style>
    <style:style style:name="T22" style:family="text">
      <style:text-properties fo:font-weight="normal" officeooo:rsid="0015e9a1" style:font-weight-asian="normal" style:font-weight-complex="normal"/>
    </style:style>
    <style:style style:name="T23" style:family="text">
      <style:text-properties fo:font-weight="normal" officeooo:rsid="000a5e6e" style:font-weight-asian="normal" style:font-weight-complex="normal"/>
    </style:style>
    <style:style style:name="T24" style:family="text">
      <style:text-properties fo:font-weight="normal" officeooo:rsid="00170b1e" style:font-weight-asian="normal" style:font-weight-complex="normal"/>
    </style:style>
    <style:style style:name="T25" style:family="text">
      <style:text-properties fo:font-weight="normal" officeooo:rsid="00187d9e" style:font-weight-asian="normal" style:font-weight-complex="normal"/>
    </style:style>
    <style:style style:name="T26" style:family="text">
      <style:text-properties officeooo:rsid="000c63f9"/>
    </style:style>
    <style:style style:name="T27" style:family="text">
      <style:text-properties officeooo:rsid="00136ba6"/>
    </style:style>
    <style:style style:name="T28" style:family="text">
      <style:text-properties officeooo:rsid="00071918"/>
    </style:style>
    <style:style style:name="T29" style:family="text">
      <style:text-properties officeooo:rsid="00139c99"/>
    </style:style>
    <style:style style:name="T30" style:family="text">
      <style:text-properties style:font-name="Abyssinica SIL" fo:font-size="13pt" fo:font-weight="normal" officeooo:rsid="000c63f9" style:font-size-asian="13pt" style:font-weight-asian="normal" style:font-size-complex="13pt" style:font-weight-complex="normal"/>
    </style:style>
    <style:style style:name="T31" style:family="text">
      <style:text-properties style:font-name="Abyssinica SIL" fo:font-size="13pt" fo:font-weight="normal" officeooo:rsid="000a5e6e" style:font-size-asian="13pt" style:font-weight-asian="normal" style:font-size-complex="13pt" style:font-weight-complex="normal"/>
    </style:style>
    <style:style style:name="T32" style:family="text">
      <style:text-properties style:font-name="Abyssinica SIL" fo:font-size="13pt" fo:font-weight="normal" officeooo:rsid="00136ba6" style:font-size-asian="13pt" style:font-weight-asian="normal" style:font-size-complex="13pt" style:font-weight-complex="normal"/>
    </style:style>
    <style:style style:name="T33" style:family="text">
      <style:text-properties style:font-name="Abyssinica SIL" fo:font-size="13pt" fo:font-weight="normal" officeooo:rsid="000b171d" style:font-size-asian="13pt" style:font-weight-asian="normal" style:font-size-complex="13pt" style:font-weight-complex="normal"/>
    </style:style>
    <style:style style:name="T34" style:family="text">
      <style:text-properties style:font-name="Abyssinica SIL" fo:font-size="13pt" fo:font-weight="normal" officeooo:rsid="0015e9a1" style:font-size-asian="13pt" style:font-weight-asian="normal" style:font-size-complex="13pt" style:font-weight-complex="normal"/>
    </style:style>
    <style:style style:name="T35" style:family="text">
      <style:text-properties style:font-name="Abyssinica SIL" fo:font-size="13pt" fo:font-weight="normal" officeooo:rsid="00170b1e" style:font-size-asian="13pt" style:font-weight-asian="normal" style:font-size-complex="13pt" style:font-weight-complex="normal"/>
    </style:style>
    <style:style style:name="T36" style:family="text">
      <style:text-properties style:font-name="Abyssinica SIL" fo:font-size="13pt" fo:font-weight="normal" officeooo:rsid="00167ba5" style:font-size-asian="13pt" style:font-weight-asian="normal" style:font-size-complex="13pt" style:font-weight-complex="normal"/>
    </style:style>
    <style:style style:name="T37" style:family="text">
      <style:text-properties style:font-name="Abyssinica SIL" fo:font-size="13pt" fo:font-weight="bold" officeooo:rsid="000a5e6e" style:font-size-asian="13pt" style:font-weight-asian="bold" style:font-size-complex="13pt" style:font-weight-complex="bold"/>
    </style:style>
    <style:style style:name="T38" style:family="text">
      <style:text-properties style:font-name="Abyssinica SIL" fo:font-size="13pt" fo:font-weight="bold" officeooo:rsid="00167ba5" style:font-size-asian="13pt" style:font-weight-asian="bold" style:font-size-complex="13pt" style:font-weight-complex="bold"/>
    </style:style>
    <style:style style:name="T39" style:family="text">
      <style:text-properties style:font-name="Abyssinica SIL" fo:font-size="13pt" fo:font-weight="bold" officeooo:rsid="00170b1e" style:font-size-asian="13pt" style:font-weight-asian="bold" style:font-size-complex="13pt" style:font-weight-complex="bold"/>
    </style:style>
    <style:style style:name="T40" style:family="text">
      <style:text-properties officeooo:rsid="00170b1e"/>
    </style:style>
    <style:style style:name="T41" style:family="text">
      <style:text-properties officeooo:rsid="00187d9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utto in un lapt<text:span text:style-name="T1">0</text:span><text:span text:style-name="T3">p. </text:span><text:span text:style-name="T4">Laboratorio di cosmologia da tavolo. </text:span></text:p>
      <text:p text:style-name="P7"/>
      <text:p text:style-name="P10">Introduzione</text:p>
      <text:p text:style-name="P2"/>
      <text:p text:style-name="P2">I cosmologi si divertono con uno strano esperimento: hanno un solo campione a disposizione, e ragioni di spazio (e tempo) <text:span text:style-name="T26">ne ostacolano la riproducibilità in laboratorio</text:span>. Con il sollievo di chi teme l’effetto Pauli. </text:p>
      <text:p text:style-name="P2">Il microprocessore è però il loro migliore alleato: <text:span text:style-name="T6">miliardi di piccoli transistor, come alacri formiche, compiono </text:span><text:span text:style-name="T41">in loro vece</text:span><text:span text:style-name="T6"> i calcoli necessari per </text:span><text:span text:style-name="T26">stabilire</text:span><text:span text:style-name="T6"> </text:span><text:span text:style-name="T26">le cangianti storie</text:span><text:span text:style-name="T6"> di universi dalle più disparate condizioni iniziali e, volendo, variopinte composizioni. </text:span></text:p>
      <text:p text:style-name="P19">Il primo pensiero va alle grandi simulazioni: potenti supercomputer nei centri di calcolo sparsi per il mondo risolvono <text:span text:style-name="T14">passo dopo passo </text:span>le equazioni del moto di miliardi particelle, <text:span text:style-name="T41">tracciando</text:span><text:span text:style-name="T14"> il dipanarsi della ragnatela cosmica. </text:span></text:p>
      <text:p text:style-name="P19"><text:span text:style-name="T26">Ma </text:span><text:span text:style-name="T40">anche i computer personali </text:span><text:span text:style-name="T26">ci consentono di giocare con l’universo in tutta comodità: </text:span><text:span text:style-name="T41">in questo laboratorio </text:span><text:span text:style-name="T22">scoprire</text:span><text:span text:style-name="T24">mo </text:span><text:span text:style-name="T22">alcuni pacchetti Python frequentemente usati in cosmologia, potenti “calcolatrici scientifiche” molto avanzate</text:span><text:span text:style-name="T23">, </text:span><text:span text:style-name="T22">come </text:span><text:span text:style-name="T10">hmf</text:span><text:span text:style-name="T16">, </text:span><text:span text:style-name="T10">halomod</text:span><text:span text:style-name="T16">, </text:span><text:span text:style-name="T10">powerbox</text:span><text:span text:style-name="T16">, </text:span><text:span text:style-name="T11">nbodyikit </text:span><text:span text:style-name="T12">e CAM</text:span><text:span text:style-name="T13">B.</text:span><text:span text:style-name="T12"> </text:span></text:p>
      <text:p text:style-name="P19"><text:span text:style-name="T25">Q</text:span><text:span text:style-name="T24">ueste ci consentiranno di generare rapidamente simulazioni, impostare e discutere un’analisi dei dati, come farebbe un vero ricercatore, volendo sbizzarrirci</text:span><text:span text:style-name="T27"> in un mare di p</text:span><text:span text:style-name="T28">iccol</text:span><text:span text:style-name="T27">e</text:span><text:span text:style-name="T28"> cosmologi</text:span><text:span text:style-name="T27">e</text:span><text:span text:style-name="T28"> (in) portatil</text:span><text:span text:style-name="T27">i</text:span><text:span text:style-name="T28">. </text:span><text:span text:style-name="T26">Nell’anno che celebra </text:span><text:span text:style-name="T27">il centenario della nascita di </text:span><text:span text:style-name="T26">Italo Calvino, </text:span><text:span text:style-name="T27">autore delle Cosmicomiche</text:span><text:span text:style-name="T26">, più che mai </text:span><text:span text:style-name="T27">l’universo sta</text:span><text:span text:style-name="T26"> “tutto in un </text:span><text:span text:style-name="T5">lapt</text:span><text:span text:style-name="T2">0</text:span><text:span text:style-name="T4">p”</text:span></text:p>
      <text:p text:style-name="P14"/>
      <text:p text:style-name="P13"><text:span text:style-name="T4">N</text:span><text:span text:style-name="T3">ote pratiche </text:span></text:p>
      <text:p text:style-name="P15"/>
      <text:list xml:id="list1891083120" text:style-name="L1">
        <text:list-item>
          <text:p text:style-name="P20"><text:span text:style-name="T30">I</text:span><text:span text:style-name="T31">l laboratorio si propone come una “chiacchierata”, libera discussione, </text:span><text:span text:style-name="T32">orientata anche in base all’interesse degli studenti in un ventaglio di proposte</text:span><text:span text:style-name="T31">. </text:span></text:p>
        </text:list-item>
        <text:list-item>
          <text:p text:style-name="P21"><text:span text:style-name="T35">Non preoccupatevi, </text:span><text:span text:style-name="T39">n</text:span><text:span text:style-name="T37">on è necessario installare alcuno dei programmi </text:span><text:span text:style-name="T38">che verranno utilizzati</text:span><text:span text:style-name="T36">, </text:span><text:span text:style-name="T35">i</text:span><text:span text:style-name="T31">l notebook verrà proiettato come ausilio </text:span><text:span text:style-name="T33">grafico</text:span><text:span text:style-name="T31"> ed interattivo.</text:span></text:p>
        </text:list-item>
        <text:list-item>
          <text:p text:style-name="P20"><text:span text:style-name="T31">I</text:span><text:span text:style-name="T34">l laboratorio è aperto anche a chi non partecipa al corso teorico, come primo contatto con la cosmologia. </text:span></text:p>
        </text:list-item>
      </text:list>
      <text:p text:style-name="P16"/>
      <text:p text:style-name="P11"/>
      <text:p text:style-name="P11"><text:soft-page-break/>---------</text:p>
      <text:p text:style-name="P11"/>
      <text:p text:style-name="P11">Tutto in un lapt<text:span text:style-name="T1">0</text:span><text:span text:style-name="T3">p. </text:span><text:span text:style-name="T4">Laboratorio di cosmologia da tavolo. </text:span></text:p>
      <text:p text:style-name="P6"/>
      <text:p text:style-name="P8">Introduzione</text:p>
      <text:p text:style-name="P1"/>
      <text:p text:style-name="P1">I cosmologi si divertono con uno strano esperimento: hanno un solo campione a disposizione, e ragioni di spazio (e tempo) <text:span text:style-name="T26">ne ostacolano la riproducibilità in laboratorio</text:span>. Con il sollievo di chi teme l’effetto Pauli. </text:p>
      <text:p text:style-name="P1">Il microprocessore è però il loro migliore alleato: <text:span text:style-name="T6">miliardi di piccoli transistor, come alacri formiche, compiono per loro i calcoli necessari per </text:span><text:span text:style-name="T26">stabilire</text:span><text:span text:style-name="T6"> </text:span><text:span text:style-name="T26">le cangianti storie</text:span><text:span text:style-name="T6"> di universi dalle più disparate condizioni iniziali e, volendo, variopinte composizioni. </text:span></text:p>
      <text:p text:style-name="P5">Il primo pensiero va alle grandi simulazioni: potenti supercomputer nei centri di calcolo sparsi per il mondo risolvono <text:span text:style-name="T14">passo dopo passo </text:span>le equazioni del moto di miliardi particelle, <text:span text:style-name="T14">tracciando passo dopo passo il dipanarsi della ragnatela cosmica. </text:span><text:span text:style-name="T26">Ma, come vedremo, ci sono alternative, e i moderni pc ci consentono di giocare con l’universo in tutta comodità, </text:span><text:span text:style-name="T27">sbizzarrendoci in un mare di p</text:span><text:span text:style-name="T28">iccol</text:span><text:span text:style-name="T27">e</text:span><text:span text:style-name="T28"> cosmologi</text:span><text:span text:style-name="T27">e</text:span><text:span text:style-name="T28"> (in) portatil</text:span><text:span text:style-name="T27">i</text:span><text:span text:style-name="T28">. </text:span><text:span text:style-name="T26">Nell’anno che celebra </text:span><text:span text:style-name="T27">il centenario della nascita di </text:span><text:span text:style-name="T26">Italo Calvino, </text:span><text:span text:style-name="T27">autore delle Cosmicomiche</text:span><text:span text:style-name="T26">, insomma, più che mai </text:span><text:span text:style-name="T27">l’universo sta</text:span><text:span text:style-name="T26"> “tutto in un </text:span><text:span text:style-name="T5">lapt</text:span><text:span text:style-name="T2">0</text:span><text:span text:style-name="T4">p”</text:span></text:p>
      <text:p text:style-name="P8"/>
      <text:p text:style-name="P8">Programma</text:p>
      <text:p text:style-name="P4"/>
      <text:p text:style-name="P9">Non è necessario installare alcuno dei programmi. </text:p>
      <text:p text:style-name="P9"/>
      <text:p text:style-name="P8"><text:span text:style-name="T20">I</text:span><text:span text:style-name="T16">l laboratorio si propone come una “chiacchierata”, libera discussione di quanto presentato a lezione, </text:span><text:span text:style-name="T21">orientata anche in base all’interesse degli studenti in un ventaglio di proposte</text:span><text:span text:style-name="T16">. Il notebook verrà proiettato come ausilio </text:span><text:span text:style-name="T19">grafico</text:span><text:span text:style-name="T16"> ed interattivo: richiamando una vecchia rubrica di Superquark, i partecipanti avranno modo di vedere “Come si fa”, scoprendo </text:span><text:span text:style-name="T17">gli utilizzi di base di una serie di “calcolatrici scientifiche” sviluppate in </text:span><text:span text:style-name="T18">P</text:span><text:span text:style-name="T17">ython e di uso quotidiano per la ricerca </text:span><text:span text:style-name="T16">cosmologica. </text:span><text:span text:style-name="T21">In particolare, si propongono i seguenti temi:</text:span></text:p>
      <text:p text:style-name="P3"/>
      <text:list xml:id="list4189068870" text:style-name="L2">
        <text:list-item>
          <text:p text:style-name="P17"><text:span text:style-name="T15">Dall’halo model alle simulazioni lognormali: c</text:span><text:span text:style-name="T6">ombinando </text:span><text:span text:style-name="T15">le funzionalità dei</text:span><text:span text:style-name="T6"> pacchetti </text:span><text:span text:style-name="T8">hmf</text:span><text:span text:style-name="T6">, </text:span><text:span text:style-name="T8">halomod</text:span><text:span text:style-name="T6">, </text:span><text:span text:style-name="T8">powerbox</text:span><text:span text:style-name="T6">, </text:span><text:span text:style-name="T9">nbodyikit, </text:span><text:span text:style-name="T6">costruiremo lo </text:span><text:soft-page-break/><text:span text:style-name="T6">strumento fondamentale del cosmologo, lo spettro di potenza delle perturbazioni di materia, a partire dall’halo model, formalismo che collega osservazioni, teoria e simulazioni. </text:span><text:span text:style-name="T14">A quel punto, potremo generare delle simulazioni (log)normali, che riproducono la ragnatela cosmica a partire dalle sue proprietà statistiche e rappresentano l’alternativa quotidiana alle simulazioni </text:span><text:span text:style-name="T15">da supercomputer</text:span><text:span text:style-name="T14"> e calcolarne nuovamente lo spettro di potenza.</text:span></text:p>
        </text:list-item>
        <text:list-item>
          <text:p text:style-name="P18"><text:span text:style-name="T14">L’</text:span>altro pilastro dell’attività quotidiana del cosmologo sono i “Boltzmann solver” come <text:span text:style-name="T7">CAMB</text:span> e <text:span text:style-name="T7">CLASS</text:span>, che consentono di propagare nel tempo le perturbazioni della metrica e della materia in un universo <text:span text:style-name="T29">dinamico ed in espansione</text:span>, evolvendo nel contempo le proprietà termodinamiche delle specie di materia che lo compongono. Vedremo alcune applicazioni di base di <text:span text:style-name="T7">CAMB</text:span>, per capire come mai lo spettro di potenza delle perturbazioni ha la forma che <text:span text:style-name="T29">osserviamo</text:span>. </text:p>
        </text:list-item>
        <text:list-item>
          <text:p text:style-name="P18">La costante di Hubble H<text:span text:style-name="T1">0</text:span> è una delle quantità fondamentali che la cosmologia si propone di misurare, in quanto necessaria per stabilire le grandezze fondamentali di distanza e densità delle specie di materia ed energia che dettano l’evoluzione dell’universo. Tra i vari modi per determinarla, uno di questo ricorre ad una caratteristica dello spettro di potenza, le oscillazioni acustiche barioniche (Baryon Acoustic Oscillations, BAO). Tenteremo quindi il fit dei dati tramite tramite il programma <text:span text:style-name="T7">emcee</text:span>, e discuteremo le basi dell’inferenza statistica: ovvero, come qualunque fisico stabilisce la sua confidenza (o, osando, il grado di “verità”) in una misur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atin Modern Mono" svg:font-family="'Latin Modern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4:37:14.772370513</meta:creation-date>
    <dc:date>2023-09-21T08:55:05.759983626</dc:date>
    <meta:editing-duration>PT3H39M6S</meta:editing-duration>
    <meta:editing-cycles>5</meta:editing-cycles>
    <meta:generator>LibreOffice/7.3.7.2$Linux_X86_64 LibreOffice_project/30$Build-2</meta:generator>
    <meta:document-statistic meta:table-count="0" meta:image-count="0" meta:object-count="0" meta:page-count="3" meta:paragraph-count="23" meta:word-count="768" meta:character-count="5294" meta:non-whitespace-character-count="4542"/>
  </office:meta>
</office:document-meta>
</file>